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c6921" officeooo:paragraph-rsid="000c6921"/>
    </style:style>
    <style:style style:name="P2" style:family="paragraph" style:parent-style-name="Standard">
      <style:text-properties style:text-underline-style="solid" style:text-underline-width="auto" style:text-underline-color="font-color" officeooo:rsid="000c6921" officeooo:paragraph-rsid="000c6921"/>
    </style:style>
    <style:style style:name="P3" style:family="paragraph" style:parent-style-name="Standard">
      <style:text-properties style:text-underline-style="none" officeooo:rsid="000c6921" officeooo:paragraph-rsid="000c6921"/>
    </style:style>
    <style:style style:name="P4" style:family="paragraph" style:parent-style-name="Standard">
      <style:paragraph-properties fo:text-align="start" style:justify-single-word="false"/>
      <style:text-properties officeooo:paragraph-rsid="000c692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c69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OUD</text:p>
      <text:p text:style-name="P3"/>
      <text:p text:style-name="P3">definition: storage on another persons pc, accessible over the internet</text:p>
      <text:p text:style-name="P3">types: private cloud, public cloud</text:p>
      <text:p text:style-name="P3">advantages: files accessible everywhere</text:p>
      <text:p text:style-name="P3">disadvantages: have to trust someone else with personal data</text:p>
      <text:p text:style-name="P3"/>
      <text:p text:style-name="P3">1. √</text:p>
      <text:p text:style-name="P3">2. manage projects for the entire company</text:p>
      <text:p text:style-name="P3">3. √</text:p>
      <text:p text:style-name="P3">4. they need to do a lot of collaboration</text:p>
      <text:p text:style-name="P3">5. they send emails after the call</text:p>
      <text:p text:style-name="P3">6. √</text:p>
      <text:p text:style-name="P3">7. none use it</text:p>
      <text:p text:style-name="P4"><text:span text:style-name="T2">8. √</text:span></text:p>
      <text:p text:style-name="P4"><text:span text:style-name="T2"/></text:p>
      <text:p text:style-name="P1"><text:span text:style-name="T1">1. could you tell me</text:span></text:p>
      <text:p text:style-name="P1">2. what you need</text:p>
      <text:p text:style-name="P1">3. can you give me</text:p>
      <text:p text:style-name="P1">4. tell me more about</text:p>
      <text:p text:style-name="P1">5. what … is like</text:p>
      <text:p text:style-name="P1">6. is that how</text:p>
      <text:p text:style-name="P1">7. can you</text:p>
      <text:p text:style-name="P1">8. what problems this causes</text:p>
      <text:p text:style-name="P1">9. is … important to you</text:p>
      <text:p text:style-name="P1">10. could you explai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0:14:00.332296660</meta:creation-date>
    <dc:date>2022-11-11T11:13:33.278650301</dc:date>
    <meta:editing-duration>PT59M33S</meta:editing-duration>
    <meta:editing-cycles>1</meta:editing-cycles>
    <meta:document-statistic meta:table-count="0" meta:image-count="0" meta:object-count="0" meta:page-count="1" meta:paragraph-count="23" meta:word-count="110" meta:character-count="544" meta:non-whitespace-character-count="457"/>
    <meta:generator>LibreOffice/7.4.1.2$MacOSX_X86_64 LibreOffice_project/3c58a8f3a960df8bc8fd77b461821e42c061c5f0</meta:generator>
  </office:meta>
</office:document-meta>
</file>